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Nimbus Mono L" svg:font-family="'Nimbus Mono L'"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8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6" style:family="paragraph" style:parent-style-name="Standard">
      <style:paragraph-properties style:text-autospace="none"/>
      <style:text-properties style:font-name="Arial1" fo:font-size="10.5pt" style:font-size-asian="10.5pt" style:font-size-complex="10.5pt"/>
    </style:style>
    <style:style style:name="P7" style:family="paragraph" style:parent-style-name="Standard">
      <style:paragraph-properties fo:text-align="justify" style:justify-single-word="false"/>
      <style:text-properties style:font-name="Arial1" fo:font-size="10.5pt" style:font-size-asian="10.5pt" style:font-size-complex="10.5pt"/>
    </style:style>
    <style:style style:name="P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1"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12"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6"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7"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3" style:family="paragraph" style:parent-style-name="Standard">
      <style:paragraph-properties fo:text-align="start" style:justify-single-word="false" style:text-autospace="none"/>
      <style:text-properties style:use-window-font-color="true" style:font-name="Arial1" fo:font-size="10.5pt" style:font-name-asian="Arial2" style:font-size-asian="10.5pt" style:font-name-complex="Arial2" style:font-size-complex="10.5pt"/>
    </style:style>
    <style:style style:name="P24" style:family="paragraph" style:parent-style-name="Standard">
      <style:paragraph-properties fo:text-align="start" style:justify-single-word="false" style:text-autospace="none"/>
    </style:style>
    <style:style style:name="P25"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6"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7"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8"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29"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0"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1"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size-asian="10.5pt" style:font-weight-asian="normal" style:font-size-complex="10.5pt" style:font-weight-complex="normal"/>
    </style:style>
    <style:style style:name="P34" style:family="paragraph" style:parent-style-name="WW-Texto_20_independiente_20_2">
      <style:paragraph-properties fo:text-align="start" style:justify-single-word="false">
        <style:tab-stops>
          <style:tab-stop style:position="0.635cm"/>
        </style:tab-stops>
      </style:paragraph-properties>
    </style:style>
    <style:style style:name="P35"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6"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7"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P38"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9"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40"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41" style:family="paragraph" style:parent-style-name="WW-Texto_20_independiente_20_2">
      <style:paragraph-properties>
        <style:tab-stops>
          <style:tab-stop style:position="0.635cm"/>
        </style:tab-stops>
      </style:paragraph-properties>
      <style:text-properties fo:font-size="10.5pt" fo:language="es" fo:country="AR" style:font-size-asian="10.5pt" style:font-size-complex="10.5pt"/>
    </style:style>
    <style:style style:name="P42"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font-weight="bold" style:font-size-asian="10.5pt" style:font-weight-asian="bold" style:font-size-complex="10.5pt" style:font-weight-complex="bold"/>
    </style:style>
    <style:style style:name="P43"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44"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45"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46" style:family="paragraph" style:parent-style-name="Standard">
      <style:paragraph-properties fo:text-align="start" style:justify-single-word="false" style:text-autospace="none"/>
      <style:text-properties style:use-window-font-color="true" style:font-name="Arial1" fo:font-size="10.5pt" fo:font-weight="normal" style:font-size-asian="10.5pt" style:font-weight-asian="normal" style:font-size-complex="10.5pt" style:font-weight-complex="normal"/>
    </style:style>
    <style:style style:name="P47" style:family="paragraph" style:parent-style-name="Standard">
      <style:paragraph-properties style:text-autospace="none"/>
      <style:text-properties style:font-name="Arial1" fo:font-size="10.5pt" style:font-size-asian="10.5pt" style:font-size-complex="10.5pt"/>
    </style:style>
    <style:style style:name="P4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49"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language="es" fo:country="AR" fo:font-weight="normal" style:font-weight-asian="normal" style:font-weight-complex="normal"/>
    </style:style>
    <style:style style:name="T4" style:family="text">
      <style:text-properties fo:color="#0000ff" style:font-name="Arial1" fo:font-size="10pt" fo:font-weight="bold" style:font-size-asian="10pt" style:font-weight-asian="bold" style:font-name-complex="Arial1" style:font-size-complex="10pt" style:font-weight-complex="bold"/>
    </style:style>
    <style:style style:name="T5" style:family="text">
      <style:text-properties fo:font-weight="bold" style:font-weight-asian="bold" style:font-weight-complex="bold"/>
    </style:style>
    <style:style style:name="T6" style:family="text">
      <style:text-properties style:font-name-asian="Times New Roman1" style:font-name-complex="Times New Roman1"/>
    </style:style>
    <style:style style:name="T7" style:family="text">
      <style:text-properties style:use-window-font-color="true" style:font-name="Arial1" fo:font-size="10.5pt" style:font-name-asian="Arial2" style:font-size-asian="10.5pt" style:font-name-complex="Arial2" style:font-size-complex="10.5pt"/>
    </style:style>
    <style:style style:name="T8" style:family="text">
      <style:text-properties style:use-window-font-color="true" style:font-name="Arial1" fo:font-size="10.5pt" style:font-name-asian="Times New Roman1" style:font-size-asian="10.5pt" style:font-name-complex="Times New Roman1" style:font-size-complex="10.5pt"/>
    </style:style>
    <style:style style:name="T9" style:family="text">
      <style:text-properties style:use-window-font-color="true" style:font-size-asian="10.5pt" style:font-size-complex="10.5pt"/>
    </style:style>
    <style:style style:name="T10" style:family="text">
      <style:text-properties style:font-name-asian="Arial2"/>
    </style:style>
    <style:style style:name="T11" style:family="text">
      <style:text-properties style:font-name-asian="Arial2" style:font-name-complex="Arial2"/>
    </style:style>
    <style:style style:name="T12" style:family="text">
      <style:text-properties style:text-underline-style="solid" style:text-underline-width="auto" style:text-underline-color="font-color"/>
    </style:style>
    <style:style style:name="T13" style:family="text">
      <style:text-properties fo:language="es" fo:country="AR" fo:font-weight="normal" style:font-weight-asian="normal" style:font-weight-complex="normal"/>
    </style:style>
    <style:style style:name="T14" style:family="text">
      <style:text-properties style:font-name-complex="Arial2"/>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size-asian="11pt" style:font-weight-asian="bold" style:font-size-complex="11pt" style:font-weight-complex="bold"/>
    </style:style>
    <style:style style:name="T18" style:family="text">
      <style:text-properties style:font-weight-asian="normal"/>
    </style:style>
    <style:style style:name="T19" style:family="text">
      <style:text-properties style:font-weight-asian="normal" style:font-weight-complex="normal"/>
    </style:style>
    <style:style style:name="T20" style:family="text">
      <style:text-properties style:font-weight-asian="bold" style:font-weight-complex="bold"/>
    </style:style>
    <style:style style:name="T21" style:family="text">
      <style:text-properties style:font-weight-complex="normal"/>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4"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5" style:family="graphic" style:parent-style-name="Frame">
      <style:graphic-properties style:vertical-pos="top" style:vertical-rel="paragraph-content" style:horizontal-pos="center" style:horizontal-rel="paragraph" fo:background-color="transparent" style:background-transparency="100%" fo:padding="0.15cm" fo:border="0.002cm solid #000000" style:shadow="#000000 0.18cm 0.18cm">
        <style:background-image/>
        <style:columns fo:column-count="1" fo:column-gap="0cm"/>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rchivos y Directorios en GNU/Linux.</text:p>
      <text:p text:style-name="P4"/>
      <text:p text:style-name="P5">Manejo de archivos en GNU/Linux</text:p>
      <text:p text:style-name="P6"/>
      <text:p text:style-name="P8">Como se explicó en las clases teóricas, el manejo de archivos se lleva a cabo mediante llamadas POSIX de manejo de archivos.</text:p>
      <text:p text:style-name="P6"/>
      <text:p text:style-name="P6">Estas funciones (en FreePascal) se encuentran en la unit OldLinux:</text:p>
      <text:p text:style-name="P16"/>
      <text:p text:style-name="P17"><text:tab/><text:span text:style-name="Source_20_Text">fdOpen</text:span> <text:tab/>Abre/crea un descriptor de archivo.</text:p>
      <text:p text:style-name="P17"><text:tab/><text:span text:style-name="Source_20_Text">fdRead</text:span> <text:tab/>Lee datos desde un descriptor de archivo.</text:p>
      <text:p text:style-name="P17"><text:tab/><text:span text:style-name="Source_20_Text">fdWrite</text:span> <text:tab/>Escribe en un descriptor de archivo.</text:p>
      <text:p text:style-name="P17"><text:tab/><text:span text:style-name="Source_20_Text">fdSeek</text:span> <text:tab/>Mueve el puntero de posición de un archivo.</text:p>
      <text:p text:style-name="P11"><text:tab/><text:span text:style-name="Source_20_Text">fdClose</text:span> <text:tab/>Cierra un descriptor de archivo.</text:p>
      <text:p text:style-name="P6"/>
      <text:p text:style-name="P12">Para ver otras funciones de manejo de archivos vea la documentación de FreePascal.</text:p>
      <text:p text:style-name="P12"/>
      <text:p text:style-name="P8">Ingrese al sistema como <text:span text:style-name="T5">usuario no privilegiado</text:span>. Cree un directorio donde almacenar los programas de este práctico dentro de su directorio home. Luego sitúese en el directorio recién creado.</text:p>
      <text:p text:style-name="P10"/>
      <text:p text:style-name="P9">Escriba el siguiente programa, nómbrelo <text:s/>“<text:span text:style-name="Source_20_Text"><text:span text:style-name="T17">prog_0801.pp</text:span></text:span>” y compílelo.</text:p>
      <text:p text:style-name="P14"/>
      <text:p text:style-name="P25"><draw:frame draw:style-name="fr1" draw:name="Marco3" text:anchor-type="paragraph" svg:y="0.127cm" svg:width="14.31cm" svg:height="7.287cm" draw:z-index="0"><draw:text-box><text:p text:style-name="Preformatted_20_Text">Program prog_0801;</text:p><text:p text:style-name="Preformatted_20_Text"/><text:p text:style-name="Preformatted_20_Text">uses OldLinux;</text:p><text:p text:style-name="Preformatted_20_Text"/><text:p text:style-name="Preformatted_20_Text">Var fd : Longint;</text:p><text:p text:style-name="Preformatted_20_Text"><text:s text:c="4"/>datos: String;</text:p><text:p text:style-name="Preformatted_20_Text"/><text:p text:style-name="Preformatted_20_Text">begin</text:p><text:p text:style-name="Preformatted_20_Text"><text:s text:c="2"/>fd := FDOpen(ParamStr(1),Open_WrOnly OR Open_Creat);</text:p><text:p text:style-name="Preformatted_20_Text"><text:s text:c="2"/>if fd &gt; 0 then</text:p><text:p text:style-name="Preformatted_20_Text"><text:s text:c="4"/>Writeln('Escriba lo que desea en el archivo:');</text:p><text:p text:style-name="Preformatted_20_Text"><text:s text:c="4"/>Readln(datos);</text:p><text:p text:style-name="Preformatted_20_Text"><text:s text:c="4"/>begin</text:p><text:p text:style-name="Preformatted_20_Text"><text:s text:c="4"/>if (Length(datos)+1) &lt;&gt; (FDWrite(fd,datos,Length(datos)+1)) then <text:tab/>Writeln ('Error al escribir en el archivo!!!');</text:p><text:p text:style-name="Preformatted_20_Text"><text:s text:c="4"/>FDClose(fd);</text:p><text:p text:style-name="Preformatted_20_Text"><text:s text:c="4"/>end;</text:p><text:p text:style-name="Preformatted_20_Text">end.</text:p><text:p text:style-name="P18"/></draw:text-box></draw:frame></text:p>
      <text:p text:style-name="P26">Cree un archivo vacío. Ejecute el programa pasándole como parámetro el archivo recién creado e ingrese algo de texto (al menos 20 caracteres) para escribir dentro del archivo. Verifique que la información se grabó en el archivo.</text:p>
      <text:p text:style-name="P26"><text:span text:style-name="T5">(1)</text:span> Ejecute el programa nuevamente pasándole como parámetro un archivo inexistente. Se ejecutó igual? Grabó la información dentro del archivo? Por qué?</text:p>
      <text:p text:style-name="P26"><text:span text:style-name="T5">(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6"/>
      <text:p text:style-name="P30"><text:span text:style-name="T13">L</text:span><text:span text:style-name="T3">a documentación de FreePascal (rtl.pdf)</text:span><text:span text:style-name="T13"> pueden ser de gran ayuda para responder a las preguntas anteriores.</text:span></text:p>
      <text:p text:style-name="P32"/>
      <text:p text:style-name="P35">Escriba el siguiente programa y nómbrelo <text:s/>“<text:span text:style-name="Source_20_Text"><text:span text:style-name="T17">prog_0802.pp</text:span></text:span>” y compílelo.</text:p>
      <text:p text:style-name="P14"/>
      <text:p text:style-name="P25"><draw:frame draw:style-name="fr2" draw:name="Marco4" text:anchor-type="paragraph" svg:x="0.829cm" svg:y="0cm" svg:width="13.339cm" svg:height="8.024cm" draw:z-index="3"><draw:text-box><text:p text:style-name="Preformatted_20_Text">Program prog_0802;</text:p><text:p text:style-name="Preformatted_20_Text"/><text:p text:style-name="Preformatted_20_Text">uses OldLinux;</text:p><text:p text:style-name="Preformatted_20_Text"/><text:p text:style-name="Preformatted_20_Text">var fd : Longint;</text:p><text:p text:style-name="Preformatted_20_Text"><text:s text:c="4"/>datos: String;</text:p><text:p text:style-name="Preformatted_20_Text"><text:s text:c="8"/></text:p><text:p text:style-name="Preformatted_20_Text">begin</text:p><text:p text:style-name="Preformatted_20_Text"><text:s text:c="2"/>fd := fdOpen(ParamStr(1),Open_RdOnly);</text:p><text:p text:style-name="Preformatted_20_Text"><text:s text:c="2"/>if fd&gt;0 then</text:p><text:p text:style-name="Preformatted_20_Text"><text:s text:c="4"/>begin</text:p><text:p text:style-name="Preformatted_20_Text"><text:s text:c="8"/>if fdRead(fd,datos,10) &lt; 0 then</text:p><text:p text:style-name="Preformatted_20_Text"><text:s text:c="10"/>begin</text:p><text:p text:style-name="Preformatted_20_Text"><text:s text:c="10"/>Writeln ('Error leyendo archivo!!!');</text:p><text:p text:style-name="Preformatted_20_Text"><text:s text:c="10"/>Halt(2);</text:p><text:p text:style-name="Preformatted_20_Text"><text:s text:c="10"/>end;</text:p><text:p text:style-name="Preformatted_20_Text"><text:s text:c="6"/>Writeln(datos);</text:p><text:p text:style-name="Preformatted_20_Text"><text:s text:c="2"/>end;</text:p><text:p text:style-name="Preformatted_20_Text"><text:s text:c="2"/>fdCLose(FD);</text:p><text:p text:style-name="Preformatted_20_Text">end.</text:p><text:p text:style-name="Preformatted_20_Text"/></draw:text-box></draw:frame></text:p>
      <text:p text:style-name="P26"><text:span text:style-name="T5">(3)</text:span> Ejecute el programa pasándole como parámetro el archivo de texto del ejercicio anterior. Observe los resultados. Por qué no mostró la totalidad del archivo?</text:p>
      <text:p text:style-name="P26"/>
      <text:p text:style-name="P5">Manejo de archivos y directorios en GNU/Linux</text:p>
      <text:p text:style-name="P6"/>
      <text:p text:style-name="P8">En un nivel más bajo se puede acceder mediante funciones POSIX, a operaciones generales de manejo de archivos, directorios y sistemas de archivos.</text:p>
      <text:p text:style-name="P6"/>
      <text:p text:style-name="P13">Estas funciones (en FreePascal) se encuentran en la unit OldLinux:</text:p>
      <text:p text:style-name="P26"/>
      <text:p text:style-name="P19"><text:tab/><text:tab/><text:span text:style-name="Source_20_Text">Access</text:span> <text:tab/>Chequea los permisios de acceso a un archivo</text:p>
      <text:p text:style-name="P21"><text:tab/><text:span text:style-name="Source_20_Text">Chown</text:span> <text:tab/><text:tab/><text:span text:style-name="T6">Cambia el dueño de un archivo.</text:span></text:p>
      <text:p text:style-name="P21"><text:tab/><text:span text:style-name="Source_20_Text">Chmod</text:span> <text:tab/><text:tab/><text:span text:style-name="T6">Cambia los permisos de acceso de un archivo.</text:span></text:p>
      <text:p text:style-name="P21"><text:tab/><text:span text:style-name="Source_20_Text">FLock</text:span> <text:tab/><text:tab/><text:span text:style-name="T6">Bloquea un archivo.</text:span></text:p>
      <text:p text:style-name="P21"><text:tab/><text:span text:style-name="Source_20_Text">FStat</text:span> <text:tab/><text:tab/><text:span text:style-name="T6">Brinda información sobre un archivo.</text:span></text:p>
      <text:p text:style-name="P21"><text:tab/><text:span text:style-name="Source_20_Text">FRename</text:span> <text:tab/><text:span text:style-name="T6">Renombra un archivo.</text:span></text:p>
      <text:p text:style-name="P21"><text:tab/><text:span text:style-name="Source_20_Text">LStat</text:span> <text:tab/><text:tab/><text:span text:style-name="T6">Brinda información sobre un enlace (link).</text:span></text:p>
      <text:p text:style-name="P21"><text:tab/><text:span text:style-name="Source_20_Text">Link</text:span> <text:tab/><text:tab/><text:span text:style-name="T6">Crea un enlace (link).</text:span></text:p>
      <text:p text:style-name="P21"><text:tab/><text:span text:style-name="Source_20_Text">ReadLink</text:span> <text:tab/><text:span text:style-name="T6">Lee el contenido de un enlace simbólico.</text:span></text:p>
      <text:p text:style-name="P21"><text:tab/><text:span text:style-name="Source_20_Text">SymLink</text:span> <text:tab/><text:span text:style-name="T6">Crea un enlace simbólico.</text:span></text:p>
      <text:p text:style-name="P21"><text:tab/><text:span text:style-name="Source_20_Text">UnLink</text:span> <text:tab/><text:span text:style-name="T6">Elimina un archivo.</text:span></text:p>
      <text:p text:style-name="P46"><text:span text:style-name="T11"><text:tab/></text:span><text:span text:style-name="Source_20_Text">Utime</text:span><text:span text:style-name="T11"> <text:tab/><text:tab/></text:span><text:span text:style-name="T6">Cambia la fecha de un archivo.</text:span></text:p>
      <text:p text:style-name="P19"><text:tab/><text:tab/><text:span text:style-name="Source_20_Text">OpenDir</text:span> <text:tab/><text:span text:style-name="T6">Abre un directorio para lectura.</text:span></text:p>
      <text:p text:style-name="P19"><text:tab/><text:tab/><text:span text:style-name="Source_20_Text">CloseDir</text:span> <text:tab/><text:span text:style-name="T6">Cierra un directorio,</text:span></text:p>
      <text:p text:style-name="P24"><text:span text:style-name="T7"><text:tab/></text:span><text:span text:style-name="Source_20_Text"><text:span text:style-name="T9">ReadDir</text:span></text:span><text:span text:style-name="T7"> <text:tab/></text:span><text:span text:style-name="T8">Lee una entrada de directorio.</text:span></text:p>
      <text:p text:style-name="P22"><text:tab/><text:span text:style-name="Source_20_Text">TellDir</text:span><text:span text:style-name="T11"> <text:tab/></text:span>Indica la entrada de directorio actual.</text:p>
      <text:p text:style-name="P23"><text:tab/><text:span text:style-name="Source_20_Text">SeekDir</text:span> <text:tab/><text:span text:style-name="T6">Se ubica en una entrada determinada del directorio.</text:span><text:tab/></text:p>
      <text:p text:style-name="P20"><text:tab/><text:tab/><text:span text:style-name="Source_20_Text">FSStat</text:span> <text:tab/><text:span text:style-name="T6">Brinda información sobre el filesystem.</text:span></text:p>
      <text:p text:style-name="P33"/>
      <text:p text:style-name="P13">Para ver otras funciones de manejo de archivos, directorios y sistemas de archivos vea la documentación de Freepascal.</text:p>
      <text:p text:style-name="P31"/>
      <text:p text:style-name="P42">(4)<text:span text:style-name="T16"> Utilizando la documentación de Freepascal emplee la función </text:span><text:span text:style-name="Source_20_Text"><text:span text:style-name="T19">Access</text:span></text:span><text:span text:style-name="T16"> para reescribir los programas anteriores de manera que verifiquen que el archivo existe y que el usuario tiene los privilegios para realizar las operaciones sobre el mismo. </text:span></text:p>
      <text:p text:style-name="P35">Escriba el siguiente programa y nómbrelo <text:s/>“<text:span text:style-name="Source_20_Text"><text:span text:style-name="T17">prog_0803.pp</text:span></text:span>” y compílelo.</text:p>
      <text:p text:style-name="P41"><draw:frame draw:style-name="fr3" draw:name="Marco1" text:anchor-type="paragraph" svg:x="0.39cm" svg:y="0.27cm" svg:width="13.778cm" svg:height="8.643cm" draw:z-index="2"><draw:text-box><text:p text:style-name="Preformatted_20_Text">program prog_0803;</text:p><text:p text:style-name="Preformatted_20_Text">uses OldLinux;</text:p><text:p text:style-name="Preformatted_20_Text">var info : Stat;</text:p><text:p text:style-name="Preformatted_20_Text">begin</text:p><text:p text:style-name="Preformatted_20_Text"><text:s text:c="2"/>if not FStat(ParamStr(1),info) then begin</text:p><text:p text:style-name="Preformatted_20_Text"><text:s text:c="4"/>Writeln('Fallo la llamada a FStat!!!');</text:p><text:p text:style-name="Preformatted_20_Text"><text:s text:c="5"/>halt (1);</text:p><text:p text:style-name="Preformatted_20_Text"><text:s text:c="2"/>end;</text:p><text:p text:style-name="Preformatted_20_Text"><text:s text:c="2"/>writeln ('Resultados del fstat del archivo:');</text:p><text:p text:style-name="Preformatted_20_Text"><text:s text:c="2"/>writeln ('I-nodo <text:s text:c="19"/>: ',info.ino);</text:p><text:p text:style-name="Preformatted_20_Text"><text:s text:c="2"/>writeln ('Modo (Tipo y Permisos) <text:s text:c="3"/>: ',info.mode);</text:p><text:p text:style-name="Preformatted_20_Text"><text:s text:c="2"/>writeln ('Numero de links <text:s text:c="10"/>: ',info.nlink);</text:p><text:p text:style-name="Preformatted_20_Text"><text:s text:c="2"/>writeln ('User ID del duenio <text:s text:c="7"/>: ',info.uid);</text:p><text:p text:style-name="Preformatted_20_Text"><text:s text:c="2"/>writeln ('Group ID del duenio <text:s text:c="6"/>: ',info.gid);</text:p><text:p text:style-name="Preformatted_20_Text"><text:s text:c="2"/>writeln ('Tipo de dispositivo inodo : ',info.rdev);</text:p><text:p text:style-name="Preformatted_20_Text"><text:s text:c="2"/>writeln ('Tamanio del Bloque <text:s text:c="7"/>: ',info.blksize);</text:p><text:p text:style-name="Preformatted_20_Text"><text:s text:c="2"/>writeln ('Tamanio en Bytes <text:s text:c="9"/>: ',info.size);</text:p><text:p text:style-name="Preformatted_20_Text"><text:s text:c="2"/>writeln ('Nro. de Bloques <text:s text:c="10"/>: ',info.blocks);</text:p><text:p text:style-name="Preformatted_20_Text"><text:s text:c="2"/>writeln ('Ultimo acceso <text:s text:c="12"/>: ',info.atime);</text:p><text:p text:style-name="Preformatted_20_Text"><text:s text:c="2"/>writeln ('Ultima modificacion <text:s text:c="6"/>: ',info.mtime);</text:p><text:p text:style-name="Preformatted_20_Text"><text:s text:c="2"/>writeln ('Ultimo cambio <text:s text:c="12"/>: ',info.ctime);</text:p><text:p text:style-name="Preformatted_20_Text">end.</text:p><text:p text:style-name="Preformatted_20_Text"/></draw:text-box></draw:frame><text:span text:style-name="T5">(5)</text:span><text:span text:style-name="T16"> Pruebe el programa pasándole como parámetro distintos archivos. Dónde está almacenada esta información de cada archivo?</text:span></text:p>
      <text:p text:style-name="P27">Puede obtener más información sobre el registro Stat mediante la pagina man del mismo Stat(2).</text:p>
      <text:p text:style-name="P30"><text:span text:style-name="T3"/></text:p>
      <text:p text:style-name="P30"><text:span text:style-name="T1">Escriba el siguiente programa y nómbrelo <text:s/>“</text:span><text:span text:style-name="Source_20_Text">prog_0804.pp</text:span><text:span text:style-name="T1">” y compílelo.</text:span></text:p>
      <text:p text:style-name="P41"><draw:frame draw:style-name="fr3" draw:name="Marco2" text:anchor-type="paragraph" svg:x="0.39cm" svg:y="0.27cm" svg:width="13.778cm" svg:height="8.827cm" draw:z-index="7"><draw:text-box><text:p text:style-name="Preformatted_20_Text">program prog_0803;</text:p><text:p text:style-name="Preformatted_20_Text">uses OldLinux;</text:p><text:p text:style-name="Preformatted_20_Text">var info : Stat;</text:p><text:p text:style-name="Preformatted_20_Text">begin</text:p><text:p text:style-name="Preformatted_20_Text"><text:s text:c="2"/>if not LStat(ParamStr(1),info) then begin</text:p><text:p text:style-name="Preformatted_20_Text"><text:s text:c="4"/>Writeln('Fallo la llamada a LStat!!!');</text:p><text:p text:style-name="Preformatted_20_Text"><text:s text:c="5"/>halt (1);</text:p><text:p text:style-name="Preformatted_20_Text"><text:s text:c="2"/>end;</text:p><text:p text:style-name="Preformatted_20_Text"><text:s text:c="2"/>writeln ('Resultados del LStat del archivo:');</text:p><text:p text:style-name="Preformatted_20_Text"><text:s text:c="2"/>writeln ('I-nodo <text:s text:c="19"/>: ',info.ino);</text:p><text:p text:style-name="Preformatted_20_Text"><text:s text:c="2"/>writeln ('Modo (Tipo y Permisos) <text:s text:c="3"/>: ',info.mode);</text:p><text:p text:style-name="Preformatted_20_Text"><text:s text:c="2"/>writeln ('Numero de links <text:s text:c="10"/>: ',info.nlink);</text:p><text:p text:style-name="Preformatted_20_Text"><text:s text:c="2"/>writeln ('User ID del duenio <text:s text:c="7"/>: ',info.uid);</text:p><text:p text:style-name="Preformatted_20_Text"><text:s text:c="2"/>writeln ('Group ID del duenio <text:s text:c="6"/>: ',info.gid);</text:p><text:p text:style-name="Preformatted_20_Text"><text:s text:c="2"/>writeln ('Tipo de dispositivo inodo : ',info.rdev);</text:p><text:p text:style-name="Preformatted_20_Text"><text:s text:c="2"/>writeln ('Tamanio del Bloque <text:s text:c="7"/>: ',info.blksize);</text:p><text:p text:style-name="Preformatted_20_Text"><text:s text:c="2"/>writeln ('Tamanio en Bytes <text:s text:c="9"/>: ',info.size);</text:p><text:p text:style-name="Preformatted_20_Text"><text:s text:c="2"/>writeln ('Nro. de Bloques <text:s text:c="10"/>: ',info.blocks);</text:p><text:p text:style-name="Preformatted_20_Text"><text:s text:c="2"/>writeln ('Ultimo acceso <text:s text:c="12"/>: ',info.atime);</text:p><text:p text:style-name="Preformatted_20_Text"><text:s text:c="2"/>writeln ('Ultima modificacion <text:s text:c="6"/>: ',info.mtime);</text:p><text:p text:style-name="Preformatted_20_Text"><text:s text:c="2"/>writeln ('Ultimo cambio <text:s text:c="12"/>: ',info.ctime);</text:p><text:p text:style-name="Preformatted_20_Text">end.</text:p><text:p text:style-name="Preformatted_20_Text"/></draw:text-box></draw:frame><text:span text:style-name="T16">Cree un archivo de texto llamado </text:span><text:span text:style-name="Source_20_Text">prueba.txt</text:span><text:span text:style-name="T16"> y agreguele algo de contenido.</text:span></text:p>
      <text:p text:style-name="P27">Ejecute la siguiente línea:</text:p>
      <text:p text:style-name="Preformatted_20_Text"><text:tab/>ln -s prueba.txt prueba1.txt</text:p>
      <text:p text:style-name="P27">Luego ejecute:</text:p>
      <text:p text:style-name="Preformatted_20_Text"><text:tab/>./prog_0803 prueba.txt</text:p>
      <text:p text:style-name="Preformatted_20_Text"><text:tab/>./prog_0803 prueba1.txt</text:p>
      <text:p text:style-name="Preformatted_20_Text"><text:tab/>./prog_0804 prueba1.txt</text:p>
      <text:p text:style-name="P27"><text:span text:style-name="T5">(6)</text:span> A qué se deben las diferencias y similtudes en las tres salidas? (preste especial atención a los campos i-nodo y tamaño)</text:p>
      <text:p text:style-name="P30"><text:soft-page-break/><text:span text:style-name="T1">Escriba el siguiente programa y nómbrelo <text:s/>“</text:span><text:span text:style-name="Source_20_Text">prog_0805.pp</text:span><text:span text:style-name="T1">” y compílelo.</text:span></text:p>
      <text:p text:style-name="P14"><draw:frame draw:style-name="fr4" draw:name="Marco5" text:anchor-type="paragraph" svg:y="0.27cm" svg:width="12.781cm" svg:height="9.872cm" draw:z-index="4"><draw:text-box><text:p text:style-name="Preformatted_20_Text">program prog_0805;</text:p><text:p text:style-name="Preformatted_20_Text"/><text:p text:style-name="Preformatted_20_Text">uses OldLinux;</text:p><text:p text:style-name="Preformatted_20_Text"/><text:p text:style-name="Preformatted_20_Text">var archivo: Stat;</text:p><text:p text:style-name="Preformatted_20_Text"/><text:p text:style-name="Preformatted_20_Text">begin</text:p><text:p text:style-name="Preformatted_20_Text"><text:s text:c="2"/>if FStat(ParamStr(1),archivo) then</text:p><text:p text:style-name="Preformatted_20_Text"><text:s text:c="4"/>begin</text:p><text:p text:style-name="Preformatted_20_Text"><text:s text:c="4"/>if S_ISLNK(archivo.mode) then </text:p><text:p text:style-name="Preformatted_20_Text"><text:s text:c="6"/>Writeln ('El archivo es un enlace...');</text:p><text:p text:style-name="Preformatted_20_Text"><text:s text:c="4"/>if S_ISREG(archivo.mode) then </text:p><text:p text:style-name="Preformatted_20_Text"><text:s text:c="6"/>Writeln ('El archivo es un archivo regular...'); <text:s text:c="5"/></text:p><text:p text:style-name="Preformatted_20_Text"><text:s text:c="4"/>if S_ISDIR(archivo.mode) then </text:p><text:p text:style-name="Preformatted_20_Text"><text:s text:c="6"/>Writeln ('El archivo es un directorio...');</text:p><text:p text:style-name="Preformatted_20_Text"><text:s text:c="4"/>if S_ISCHR(archivo.mode) then </text:p><text:p text:style-name="Preformatted_20_Text"><text:s text:c="6"/>Writeln ('El archivo es un dispositivo de caract...');</text:p><text:p text:style-name="Preformatted_20_Text"><text:s text:c="4"/>if S_ISBLK(archivo.mode) then </text:p><text:p text:style-name="Preformatted_20_Text"><text:s text:c="6"/>Writeln ('El archivo es un dispositivo de bloques...');</text:p><text:p text:style-name="Preformatted_20_Text"><text:s text:c="4"/>if S_ISFIFO(archivo.mode) then </text:p><text:p text:style-name="Preformatted_20_Text"><text:s text:c="6"/>Writeln ('El archivo es una canieria (Pipe)...');</text:p><text:p text:style-name="Preformatted_20_Text"><text:s text:c="4"/>if S_ISSOCK(archivo.mode) then </text:p><text:p text:style-name="Preformatted_20_Text"><text:s text:c="6"/>Writeln ('El archivo es un socket...');</text:p><text:p text:style-name="Preformatted_20_Text"><text:s text:c="2"/>end;</text:p><text:p text:style-name="Preformatted_20_Text">end.</text:p><text:p text:style-name="Preformatted_20_Text"/><text:p text:style-name="Standard"/></draw:text-box></draw:frame></text:p>
      <text:p text:style-name="P26"><text:span text:style-name="T5">(7)</text:span> Pruebe el programa pasándole como parámetro archivos de distintos tipos (enumerelos y diga cuál fue el resultado). Dónde está almacenada esta información de cada archivo?</text:p>
      <text:p text:style-name="P26"/>
      <text:p text:style-name="P31">Escriba el siguiente programa y nómbrelo <text:s/>“<text:span text:style-name="Source_20_Text"><text:span text:style-name="T17">prog_0806.pp</text:span></text:span>” y compílelo.</text:p>
      <text:p text:style-name="P14"><draw:frame draw:style-name="fr4" draw:name="Marco6" text:anchor-type="paragraph" svg:y="0.27cm" svg:width="13.152cm" svg:height="9.507cm" draw:z-index="6"><draw:text-box><text:p text:style-name="Preformatted_20_Text">program prog_0806;</text:p><text:p text:style-name="Preformatted_20_Text"/><text:p text:style-name="Preformatted_20_Text">uses OldLinux;</text:p><text:p text:style-name="Preformatted_20_Text"/><text:p text:style-name="Preformatted_20_Text">var directorio : PDir;</text:p><text:p text:style-name="Preformatted_20_Text"><text:s text:c="4"/>entrada : PDirent;</text:p><text:p text:style-name="Preformatted_20_Text"/><text:p text:style-name="Preformatted_20_Text">begin</text:p><text:p text:style-name="Preformatted_20_Text"><text:s text:c="2"/>directorio := OpenDir(ParamStr(1));</text:p><text:p text:style-name="Preformatted_20_Text"><text:s text:c="2"/>repeat </text:p><text:p text:style-name="Preformatted_20_Text"><text:s text:c="4"/>entrada := ReadDir(directorio);</text:p><text:p text:style-name="Preformatted_20_Text"><text:s text:c="4"/>if entrada &lt;&gt; nil then </text:p><text:p text:style-name="Preformatted_20_Text"><text:s text:c="6"/>begin</text:p><text:p text:style-name="Preformatted_20_Text"><text:s text:c="8"/>Writeln ('-----------------------------------');</text:p><text:p text:style-name="Preformatted_20_Text"><text:s text:c="8"/>Writeln ('Entrada No <text:s text:c="3"/>: ',TellDir(directorio));</text:p><text:p text:style-name="Preformatted_20_Text"><text:s text:c="8"/>Writeln ('Nombre <text:s text:c="7"/>: ',pchar(@entrada^.name[0]));</text:p><text:p text:style-name="Preformatted_20_Text"><text:s text:c="8"/>Writeln ('I-nodo <text:s text:c="7"/>: ',entrada^.ino);</text:p><text:p text:style-name="Preformatted_20_Text"><text:s text:c="8"/>Writeln ('Offset <text:s text:c="7"/>: ',entrada^.off);</text:p><text:p text:style-name="Preformatted_20_Text"><text:s text:c="8"/>Writeln ('Long. Nombre <text:s text:c="2"/>: ',entrada^.reclen);</text:p><text:p text:style-name="Preformatted_20_Text"><text:s text:c="4"/>end;</text:p><text:p text:style-name="Preformatted_20_Text"><text:s text:c="2"/>until entrada = nil;</text:p><text:p text:style-name="Preformatted_20_Text"/><text:p text:style-name="Preformatted_20_Text"><text:s text:c="2"/>CloseDir (directorio);</text:p><text:p text:style-name="Preformatted_20_Text">end.</text:p></draw:text-box></draw:frame></text:p>
      <text:p text:style-name="P26">Pruebe el programa pasándole como parámetro distintos directorios.</text:p>
      <text:p text:style-name="P43"><text:span text:style-name="T1">Escriba el siguiente programa y nómbrelo <text:s/>“</text:span><text:span text:style-name="Source_20_Text"><text:span text:style-name="T17">prog_0807.pp</text:span></text:span><text:span text:style-name="T1">” y compílelo.</text:span></text:p>
      <text:p text:style-name="P14"><draw:frame draw:style-name="fr4" draw:name="Marco7" text:anchor-type="paragraph" svg:y="0.27cm" svg:width="12.543cm" svg:height="9.13cm" draw:z-index="5"><draw:text-box><text:p text:style-name="Preformatted_20_Text">program prog_0807;</text:p><text:p text:style-name="Preformatted_20_Text"/><text:p text:style-name="Preformatted_20_Text">uses OldLinux;</text:p><text:p text:style-name="Preformatted_20_Text"><text:s text:c="4"/></text:p><text:p text:style-name="Preformatted_20_Text">var ubicacion : String; </text:p><text:p text:style-name="Preformatted_20_Text"><text:s text:c="4"/>fsinfo : StatFS;</text:p><text:p text:style-name="Preformatted_20_Text"><text:s text:c="4"/></text:p><text:p text:style-name="Preformatted_20_Text">begin</text:p><text:p text:style-name="Preformatted_20_Text"><text:s text:c="2"/>ubicacion:='.';</text:p><text:p text:style-name="Preformatted_20_Text"><text:s text:c="2"/>if not FSStat(ubicacion,fsinfo) then</text:p><text:p text:style-name="Preformatted_20_Text"><text:s text:c="7"/>begin</text:p><text:p text:style-name="Preformatted_20_Text"><text:s text:c="7"/>Writeln('Fallo el FSStat. Error No : ',LinuxError);</text:p><text:p text:style-name="Preformatted_20_Text"><text:s text:c="7"/>Halt(1);</text:p><text:p text:style-name="Preformatted_20_Text"><text:s text:c="7"/>end;</text:p><text:p text:style-name="Preformatted_20_Text"><text:s text:c="4"/>Writeln ('Tipo de FS <text:s text:c="10"/>: ',fsinfo.fstype);</text:p><text:p text:style-name="Preformatted_20_Text"><text:s text:c="4"/>Writeln ('Tamanio de bloque <text:s text:c="3"/>: ',fsinfo.bsize);</text:p><text:p text:style-name="Preformatted_20_Text"><text:s text:c="4"/>Writeln ('Bloques libres <text:s text:c="6"/>: ',fsinfo.bfree);</text:p><text:p text:style-name="Preformatted_20_Text"><text:s text:c="4"/>Writeln ('Bloques disponibles <text:s/>: ',fsinfo.bavail);</text:p><text:p text:style-name="Preformatted_20_Text"><text:s text:c="4"/>Writeln ('Archivos <text:s text:c="12"/>: ',fsinfo.files);</text:p><text:p text:style-name="Preformatted_20_Text"><text:s text:c="4"/>Writeln ('Descriptores libres <text:s/>: ',fsinfo.ffree);</text:p><text:p text:style-name="Preformatted_20_Text"><text:s text:c="4"/>Writeln ('Identificacion de FS : ',fsinfo.fsid);</text:p><text:p text:style-name="Preformatted_20_Text"><text:s text:c="4"/>Writeln ('Long. del Nombre <text:s text:c="4"/>: ',fsinfo.namelen);</text:p><text:p text:style-name="Preformatted_20_Text">end.</text:p><text:p text:style-name="Standard"/></draw:text-box></draw:frame></text:p>
      <text:p text:style-name="P26"><text:span text:style-name="T5">(8)</text:span> Ejecute el programa. Ubíquese en el directorio raíz (<text:span text:style-name="Source_20_Text"><text:span text:style-name="T20">/</text:span></text:span>) y vuelva a ejecutar el programa. Ahora sitúese en el directorio <text:span text:style-name="Source_20_Text"><text:span text:style-name="T20">/proc</text:span></text:span> y ejecute nuevamente el programa. Sobre qué filesystems nos está mostrando información en cada ocasión? Explique el significado de cada resultado. </text:p>
      <text:p text:style-name="P26"/>
      <text:p text:style-name="P26">Puede obtener más información sobre el registro StatFS mediante la pagina man del mismo StatFS(2).</text:p>
      <text:p text:style-name="P26"/>
      <text:p text:style-name="P26"><text:span text:style-name="T5">(9)</text:span> Modifique el programa anterior (nómbrelo <text:span text:style-name="T5">“</text:span><text:span text:style-name="Source_20_Text"><text:span text:style-name="T17">prog_0808.pp</text:span></text:span><text:span text:style-name="T5">”</text:span>) para que muestre el espacio total, ocupado y libre (en bytes) en el sistema de archivos?</text:p>
      <text:p text:style-name="P28"/>
      <text:p text:style-name="P29"><text:span text:style-name="T5">(10)</text:span> Realice su propia versión del comando <text:span text:style-name="Source_20_Text"><text:span text:style-name="T20">ls</text:span></text:span> empleando las llamadas POSIX de gestión de archivos y directorios. Nómbrelo <text:span text:style-name="T5">“</text:span><text:span text:style-name="Source_20_Text"><text:span text:style-name="T17">prog_0809.pp</text:span></text:span><text:span text:style-name="T5">”</text:span>, compílelo y pruebelo listando distintos directorios. Para mantener la sencillez, el comando deberá cumplir con las siguientes características:</text:p>
      <text:list text:style-name="L1">
        <text:list-item>
          <text:list>
            <text:list-item>
              <text:list>
                <text:list-item>
                  <text:p text:style-name="P37">Deberá mostrar (en este orden): permisos del usuario actual (<text:span text:style-name="Source_20_Text">rwx</text:span>), tamaño en Bytes y nombre de cada archivo del directorio en cuestión. (Uno por línea)</text:p>
                </text:list-item>
                <text:list-item>
                  <text:p text:style-name="P37">Deberá ademas, permitir diferenciar archivos de ciertos tipos: ejecutables (por el usuario actual), enlaces simbólicos, directorios y dispositivos. </text:p>
                </text:list-item>
                <text:list-item>
                  <text:p text:style-name="P37">Deberá mostrar al final el número de archivos listados.</text:p>
                </text:list-item>
                <text:list-item>
                  <text:p text:style-name="P37">Deberá mostrar mensajes significativos en caso de no poder realizar el listado.</text:p>
                </text:list-item>
              </text:list>
            </text:list-item>
          </text:list>
        </text:list-item>
      </text:list>
      <text:p text:style-name="P29"/>
      <text:p text:style-name="P29"/>
      <text:p text:style-name="P34"/>
      <text:p text:style-name="Standard"><draw:frame draw:style-name="fr5" draw:name="Marco10" text:anchor-type="paragraph" svg:width="13.847cm" draw:z-index="1"><draw:text-box fo:min-height="3.447cm"><text:p text:style-name="P7">Confeccione un informe <text:span text:style-name="T5">original</text:span>, <text:span text:style-name="T5">conciso</text:span> y <text:span text:style-name="T5">completo</text:span> donde se dé respuesta a las preguntas y consignas precedidas por un número encerrado entre paréntesis. Éste informe deberá ser confeccionado y entregado por cada grupo que llevó a cabo las actividades. La fecha límite de entrega es el <text:span text:style-name="T5">14/10/2008</text:span>.</text:p><text:p text:style-name="P7"><text:span text:style-name="T12">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Nimbus Mono L" svg:font-family="'Nimbus Mono L'"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Linux Libertine"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Preformatted_20_Text" style:display-name="Preformatted Text" style:family="paragraph" style:parent-style-name="Standard" style:class="html">
      <style:paragraph-properties fo:margin-top="0cm" fo:margin-bottom="0cm"/>
      <style:text-properties style:font-name="Bitstream Vera Sans Mono" fo:font-size="9pt" fo:font-weight="bold" style:font-name-asian="Bitstream Vera Sans Mono" style:font-size-asian="10pt" style:font-name-complex="Bitstream Vera Sans Mono"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size="10pt" fo:font-weight="bold" style:font-name-asian="Bitstream Vera Sans Mono" style:font-name-complex="Bitstream Vera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84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8 - Archivos y Directorios</text:p>
      </style:header>
      <style:footer>
        <text:p text:style-name="P3"><text:span text:style-name="T1">Ing. Gabriel E. Arellano</text:span><text:tab/><text:span text:style-name="T2">Año 2008</text:span><text:tab/><text:span text:style-name="Page_20_Number"><text:span text:style-name="T1"><text:page-number text:select-page="current">4</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08 - Archivos, Directorios y Sistemas de Archivos</dc:title>
    <dc:subject>Archivos, Directorios y Sistemas de Archivos</dc:subject>
    <meta:initial-creator>Gabriel Arellano</meta:initial-creator>
    <meta:creation-date>2003-10-29T17:55:00</meta:creation-date>
    <dc:creator>Gabriel Arellano</dc:creator>
    <dc:date>2008-10-07T19:07:10</dc:date>
    <meta:print-date>2003-08-08T13:38:00</meta:print-date>
    <meta:editing-cycles>161</meta:editing-cycles>
    <meta:editing-duration>P1DT13H15M50S</meta:editing-duration>
    <meta:user-defined meta:name="Info 1">Gabriel Arellano</meta:user-defined>
    <meta:user-defined meta:name="Info 2"/>
    <meta:user-defined meta:name="Info 3"/>
    <meta:user-defined meta:name="Info 4"/>
    <meta:document-statistic meta:table-count="0" meta:image-count="0" meta:object-count="0" meta:page-count="5" meta:paragraph-count="211" meta:word-count="1459" meta:character-count="10504"/>
  </office:meta>
</office:document-meta>
</file>